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style:font-name="Nimbus Sans L" fo:font-size="36pt" fo:font-style="italic" fo:font-weight="bold" officeooo:rsid="002812d8" officeooo:paragraph-rsid="000fe9d4" style:font-size-asian="36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48pt" fo:font-weight="bold" officeooo:rsid="000440d6" officeooo:paragraph-rsid="000d2fbc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Sans L" fo:font-size="25pt" officeooo:rsid="000440d6" officeooo:paragraph-rsid="000d2fbc" style:font-size-asian="25pt" style:font-size-complex="25pt"/>
    </style:style>
    <style:style style:name="P4" style:family="paragraph" style:parent-style-name="Standard" style:list-style-name="L1">
      <style:text-properties style:font-name="Nimbus Sans L" fo:font-size="36pt" officeooo:rsid="000440d6" officeooo:paragraph-rsid="000d2fbc" style:font-size-asian="36pt" style:font-size-complex="36pt"/>
    </style:style>
    <style:style style:name="P5" style:family="paragraph" style:parent-style-name="Standard" style:list-style-name="L1">
      <style:text-properties style:font-name="Nimbus Sans L" fo:font-size="36pt" officeooo:rsid="00122e9c" officeooo:paragraph-rsid="00122e9c" style:font-size-asian="36pt" style:font-size-complex="36pt"/>
    </style:style>
    <style:style style:name="P6" style:family="paragraph" style:parent-style-name="Standard">
      <style:paragraph-properties fo:text-align="end" style:justify-single-word="false"/>
      <style:text-properties style:font-name="Nimbus Sans L" fo:font-size="20pt" fo:font-style="italic" fo:font-weight="bold" officeooo:rsid="000440d6" officeooo:paragraph-rsid="00112550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Nimbus Sans L" fo:font-size="32pt" fo:font-style="italic" fo:font-weight="bold" officeooo:rsid="000440d6" officeooo:paragraph-rsid="000d2fbc" style:font-size-asian="32pt" style:font-style-asian="italic" style:font-weight-asian="bold" style:font-size-complex="32pt" style:font-style-complex="italic" style:font-weight-complex="bold"/>
    </style:style>
    <style:style style:name="P8" style:family="paragraph" style:parent-style-name="Standard">
      <style:text-properties style:font-name="Nimbus Sans L" fo:font-size="22pt" officeooo:rsid="00122e9c" officeooo:paragraph-rsid="00122e9c" style:font-size-asian="19.25pt" style:font-size-complex="22pt"/>
    </style:style>
    <style:style style:name="P9" style:family="paragraph" style:parent-style-name="Standard">
      <style:paragraph-properties fo:text-align="center" style:justify-single-word="false"/>
      <style:text-properties style:font-name="Nimbus Sans L" fo:font-size="40pt" fo:font-weight="bold" officeooo:rsid="000440d6" officeooo:paragraph-rsid="000d2fbc" style:font-size-asian="35pt" style:font-weight-asian="bold" style:font-size-complex="40pt" style:font-weight-complex="bold"/>
    </style:style>
    <style:style style:name="P10" style:family="paragraph" style:parent-style-name="Standard">
      <style:text-properties style:font-name="Nimbus Sans L" fo:font-size="12pt" officeooo:rsid="00122e9c" officeooo:paragraph-rsid="00122e9c" style:font-size-asian="10.5pt" style:font-size-complex="12pt"/>
    </style:style>
    <style:style style:name="P11" style:family="paragraph" style:parent-style-name="Standard">
      <style:text-properties style:font-name="Nimbus Sans L" fo:font-size="12pt" officeooo:rsid="000440d6" officeooo:paragraph-rsid="000d2fbc" style:font-size-asian="10.5pt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Nimbus Sans L" fo:font-size="15pt" fo:font-style="italic" fo:font-weight="bold" officeooo:rsid="000440d6" officeooo:paragraph-rsid="001235bb" style:font-size-asian="13.1000003814697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style:text-properties style:font-name="Nimbus Sans L" fo:font-size="16pt" officeooo:rsid="00122e9c" officeooo:paragraph-rsid="00122e9c" style:font-size-asian="14pt" style:font-size-complex="16pt"/>
    </style:style>
    <style:style style:name="P14" style:family="paragraph" style:parent-style-name="Standard">
      <style:paragraph-properties fo:text-align="end" style:justify-single-word="false"/>
      <style:text-properties style:font-name="Nimbus Sans L" fo:font-size="11pt" fo:font-style="italic" fo:font-weight="bold" officeooo:rsid="000440d6" officeooo:paragraph-rsid="001235bb" style:font-size-asian="9.60000038146973pt" style:font-style-asian="italic" style:font-weight-asian="bold" style:font-size-complex="11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0bc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officeooo:rsid="001806ff" style:font-size-asian="32pt" style:font-size-complex="32pt"/>
    </style:style>
    <style:style style:name="T5" style:family="text">
      <style:text-properties fo:font-size="54pt" style:text-underline-style="none" style:font-size-asian="54pt" style:font-size-complex="54pt"/>
    </style:style>
    <style:style style:name="T6" style:family="text">
      <style:text-properties fo:font-size="54pt" style:text-underline-style="none" officeooo:rsid="000d456a" style:font-size-asian="54pt" style:font-size-complex="54pt"/>
    </style:style>
    <style:style style:name="T7" style:family="text">
      <style:text-properties officeooo:rsid="00154a33"/>
    </style:style>
    <style:style style:name="T8" style:family="text">
      <style:text-properties officeooo:rsid="00174943"/>
    </style:style>
    <style:style style:name="T9" style:family="text">
      <style:text-properties officeooo:rsid="001820bc"/>
    </style:style>
    <style:style style:name="T10" style:family="text">
      <style:text-properties officeooo:rsid="001b92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<text:span text:style-name="T5">Ajude-nos a manter a sala </text:span><text:span text:style-name="T6">em ordem</text:span><text:span text:style-name="T5">!</text:span> </text:p>
      <text:p text:style-name="P3"/>
      <text:p text:style-name="P3"/>
      <text:list xml:id="list3224779630879075096" text:style-name="L1">
        <text:list-item>
          <text:p text:style-name="P4">Colabore com o pessoal da limpeza.</text:p>
        </text:list-item>
      </text:list>
      <text:p text:style-name="P11"/>
      <text:list xml:id="list150008700198550" text:continue-numbering="true" text:style-name="L1">
        <text:list-item>
          <text:p text:style-name="P4"><text:span text:style-name="T7">Caso requisitado pelos funcionários, saia da sala </text:span>lev<text:span text:style-name="T7">ando</text:span> <text:span text:style-name="T1">todos</text:span> os seus pertences junto.</text:p>
        </text:list-item>
      </text:list>
      <text:p text:style-name="P11"/>
      <text:list xml:id="list150008913865595" text:continue-numbering="true" text:style-name="L1">
        <text:list-item>
          <text:p text:style-name="P5"><text:span text:style-name="T1">Sil</text:span><text:span text:style-name="T2">ê</text:span><text:span text:style-name="T1">ncio</text:span> é essencial e vale para todos! Procure manter o tom de voz baixo <text:span text:style-name="T10">ou ir conversar em outro lugar.</text:span></text:p>
        </text:list-item>
      </text:list>
      <text:p text:style-name="P10"/>
      <text:list xml:id="list150010759088520" text:continue-numbering="true" text:style-name="L1">
        <text:list-item>
          <text:p text:style-name="P5">Esteja ciente de suas ações e responsabilidades.</text:p>
        </text:list-item>
      </text:list>
      <text:p text:style-name="P13"/>
      <text:p text:style-name="P8"/>
      <text:p text:style-name="P1">A não conformidade com estas regras é passível de punição.</text:p>
      <text:p text:style-name="P12"/>
      <text:p text:style-name="P14"/>
      <text:p text:style-name="P14"/>
      <text:p text:style-name="P6"><text:span text:style-name="T4">A</text:span><text:span text:style-name="T3">tenciosamente,</text:span></text:p>
      <text:p text:style-name="P7"><text:tab/><text:tab/> Administração da 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1598in" fo:margin-bottom="0.1598in" fo:margin-left="0.1598in" fo:margin-right="0.1598in" fo:border="4.99pt solid #000000" fo:padding="0.5902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09:52:51.834211551</meta:creation-date>
    <meta:print-date>2014-11-24T10:17:50.038821690</meta:print-date>
    <dc:date>2015-03-06T15:00:08.490888116</dc:date>
    <meta:editing-duration>PT2H42M29S</meta:editing-duration>
    <meta:editing-cycles>23</meta:editing-cycles>
    <meta:generator>LibreOffice/4.3.3.2$Linux_X86_64 LibreOffice_project/430m0$Build-2</meta:generator>
    <meta:document-statistic meta:table-count="0" meta:image-count="0" meta:object-count="0" meta:page-count="1" meta:paragraph-count="8" meta:word-count="72" meta:character-count="418" meta:non-whitespace-character-count="354"/>
  </office:meta>
</office:document-meta>
</file>